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2">
      <style:graphic-properties draw:stroke="none" svg:stroke-color="#000000" draw:fill="none" draw:fill-color="#ffffff" fo:min-height="8.65cm"/>
    </style:style>
    <style:style style:name="gr2" style:family="graphic" style:parent-style-name="Standard_5f_2_5f_1">
      <style:graphic-properties draw:stroke="none" svg:stroke-color="#000000" draw:fill="none" draw:fill-color="#ffffff" fo:min-height="8.65cm"/>
    </style:style>
    <style:style style:name="gr3" style:family="graphic" style:parent-style-name="Standard_5f_1">
      <style:graphic-properties draw:stroke="none" svg:stroke-color="#000000" draw:fill="none" draw:fill-color="#ffffff" fo:min-height="10.666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color="#ff0000" fo:font-size="18pt" fo:font-weight="normal" style:font-weight-asian="normal" style:font-weight-complex="normal"/>
    </style:style>
    <style:style style:name="T3" style:family="text">
      <style:text-properties fo:color="#2a6099" fo:font-size="18pt" fo:font-weight="normal" style:font-weight-asian="normal" style:font-weight-complex="normal"/>
    </style:style>
    <style:style style:name="T4" style:family="text">
      <style:text-properties fo:color="#000000" fo:font-size="18pt" fo:font-weight="normal" style:font-weight-asian="normal" style:font-weight-complex="normal"/>
    </style:style>
    <style:style style:name="T5" style:family="text">
      <style:text-properties fo:color="#00a933" fo:font-size="18pt" fo:font-weight="normal" style:font-weight-asian="normal" style:font-weight-complex="normal"/>
    </style:style>
    <style:style style:name="T6" style:family="text">
      <style:text-properties fo:color="#ff8000" fo:font-size="18pt" fo:font-weight="normal" style:font-weight-asian="normal" style:font-weight-complex="normal"/>
    </style:style>
    <style:style style:name="T7" style:family="text">
      <style:text-properties fo:color="#808080" fo:font-size="18pt" fo:font-weight="normal" style:font-weight-asian="normal" style:font-weight-complex="normal"/>
    </style:style>
    <style:style style:name="T8" style:family="text">
      <style:text-properties fo:color="#ff0000" fo:font-size="18pt"/>
    </style:style>
    <style:style style:name="T9" style:family="text">
      <style:text-properties fo:color="#2a6099" fo:font-size="18pt"/>
    </style:style>
    <style:style style:name="T10" style:family="text">
      <style:text-properties fo:color="#00a933" fo:font-size="18pt"/>
    </style:style>
    <style:style style:name="T11" style:family="text">
      <style:text-properties fo:color="#ff8000" fo:font-size="18pt"/>
    </style:style>
    <style:style style:name="T12" style:family="text">
      <style:text-properties fo:color="#808080" fo:font-size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8000" fo:font-size="18pt" fo:font-weight="bold" style:font-weight-asian="bold" style:font-weight-complex="bold"/>
    </style:style>
    <style:style style:name="T15" style:family="text">
      <style:text-properties fo:color="#ff0000" fo:font-size="18pt" fo:font-weight="bold" style:font-weight-asian="bold" style:font-weight-complex="bold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color="#2a6099" fo:font-weight="bold" style:font-weight-asian="bold" style:font-weight-complex="bold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a933" fo:font-weight="bold" style:font-weight-asian="bold" style:font-weight-complex="bold"/>
    </style:style>
    <style:style style:name="T21" style:family="text">
      <style:text-properties fo:color="#2a6099"/>
    </style:style>
    <style:style style:name="T22" style:family="text">
      <style:text-properties fo:color="#00a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4.7cm" svg:height="8.9cm" svg:x="1.3cm" svg:y="1.2cm">
          <draw:text-box>
            <text:p><text:span text:style-name="T1"/></text:p>
            <text:p text:style-name="P1"><text:span text:style-name="T2">int </text:span><text:span text:style-name="T3">addfive</text:span><text:span text:style-name="T4">(</text:span><text:span text:style-name="T5">int a</text:span><text:span text:style-name="T4">){</text:span></text:p>
            <text:p text:style-name="P1"><text:span text:style-name="T2"><text:tab/></text:span><text:span text:style-name="T6">return</text:span><text:span text:style-name="T2"> </text:span><text:span text:style-name="T5">a</text:span><text:span text:style-name="T7">+5;</text:span></text:p>
            <text:p><text:span text:style-name="T4">}</text:span></text:p>
            <text:p><text:span text:style-name="T4"/></text:p>
            <text:p><text:span text:style-name="T8">red: return type</text:span></text:p>
            <text:p><text:span text:style-name="T9">blue: method name (addfive)</text:span></text:p>
            <text:p><text:span text:style-name="T10">green: parameter declaration</text:span></text:p>
            <text:p><text:span text:style-name="T11">orange: return keyword <text:s/></text:span></text:p>
            <text:p><text:span text:style-name="T12">grey: return statement </text:span><text:span text:style-name="T10">using parameter variable</text:span></text:p>
          </draw:text-box>
        </draw:frame>
      </draw:page>
      <draw:page draw:name="page2" draw:style-name="dp1" draw:master-page-name="Standard">
        <draw:frame draw:style-name="gr2" draw:text-style-name="P2" draw:layer="layout" svg:width="14.7cm" svg:height="8.9cm" svg:x="1.5cm" svg:y="1.8cm">
          <draw:text-box>
            <text:p><text:span text:style-name="T1">public class Math{</text:span></text:p>
            <text:p><text:span text:style-name="T1"/></text:p>
            <text:p text:style-name="P1"><text:span text:style-name="T13"><text:tab/></text:span><text:span text:style-name="T14">public</text:span><text:span text:style-name="T15"> </text:span><text:span text:style-name="T14">static</text:span><text:span text:style-name="T15"> </text:span><text:span text:style-name="T4">void add(int a, int b){</text:span></text:p>
            <text:p text:style-name="P1"><text:span text:style-name="T4"><text:tab/></text:span><text:span text:style-name="T4"><text:tab/></text:span><text:span text:style-name="T4">return a+b;</text:span></text:p>
            <text:p><text:span text:style-name="T4"><text:tab/></text:span><text:span text:style-name="T4">}</text:span></text:p>
            <text:p><text:span text:style-name="T4"/></text:p>
            <text:p><text:span text:style-name="T1">}</text:span></text:p>
            <text:p><text:span text:style-name="T1"/></text:p>
            <text:p><text:span text:style-name="T11">orange: static modifier</text:span></text:p>
          </draw:text-box>
        </draw:frame>
      </draw:page>
      <draw:page draw:name="page3" draw:style-name="dp1" draw:master-page-name="Standard">
        <draw:frame draw:style-name="gr3" draw:text-style-name="P3" draw:layer="layout" svg:width="14.7cm" svg:height="10.916cm" svg:x="2.8cm" svg:y="6.1cm">
          <draw:text-box>
            <text:p>public class Math{</text:p>
            <text:p/>
            <text:p text:style-name="P1"><text:span text:style-name="T13"><text:tab/></text:span><text:span text:style-name="T16">static int add(int a, int b){</text:span></text:p>
            <text:p text:style-name="P1"><text:span text:style-name="T16"><text:tab/></text:span><text:span text:style-name="T16"><text:tab/></text:span><text:span text:style-name="T16">return a+b;</text:span></text:p>
            <text:p><text:span text:style-name="T16"><text:tab/></text:span><text:span text:style-name="T16">}</text:span></text:p>
            <text:p/>
            <text:p><text:tab/>public static void main(String[] a){</text:p>
            <text:p><text:span text:style-name="T17"><text:tab/></text:span><text:span text:style-name="T17"><text:tab/></text:span><text:span text:style-name="T18">add</text:span><text:span text:style-name="T19">(</text:span><text:span text:style-name="T20">3</text:span><text:span text:style-name="T19">,</text:span><text:span text:style-name="T20">4</text:span><text:span text:style-name="T19">);</text:span></text:p>
            <text:p><text:tab/>}</text:p>
            <text:p/>
            <text:p>}</text:p>
            <text:p/>
            <text:p/>
            <text:p><text:span text:style-name="T21">blue: method name</text:span></text:p>
            <text:p><text:span text:style-name="T22">green: paramet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_5f_1" style:display-name="Standard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_5f_1" style:display-name="Standard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20:29.474000000</meta:creation-date>
    <meta:generator>LibreOffice/6.2.3.2$Windows_X86_64 LibreOffice_project/aecc05fe267cc68dde00352a451aa867b3b546ac</meta:generator>
    <dc:date>2019-05-27T02:48:44.485000000</dc:date>
    <meta:editing-duration>PT25M23S</meta:editing-duration>
    <meta:editing-cycles>18</meta:editing-cycles>
    <meta:document-statistic meta:object-count="3"/>
  </office:meta>
</office:document-meta>
</file>